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B0000017E51D70AAC13AF1AF5.png" manifest:media-type="image/png"/>
  <manifest:file-entry manifest:full-path="Pictures/10000201000000EF000000F25748C0DD65FAEF03.png" manifest:media-type="image/png"/>
  <manifest:file-entry manifest:full-path="Pictures/100002010000013E000000E2088F87DE02CB7B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5.75cm" fo:min-width="9.5cm"/>
    </style:style>
    <style:style style:name="gr2" style:family="graphic" style:parent-style-name="objectwithoutfill">
      <style:graphic-properties draw:stroke="soli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67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945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textarea-vertical-align="middle" draw:auto-grow-height="false" fo:min-height="3.033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419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3.641cm" fo:min-width="9.5cm"/>
    </style:style>
    <style:style style:name="gr11" style:family="graphic" style:parent-style-name="standard">
      <style:graphic-properties draw:stroke="none" svg:stroke-color="#000000" draw:fill="none" draw:fill-color="#ffffff" fo:min-height="2.348cm"/>
    </style:style>
    <style:style style:name="gr1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1.064cm"/>
    </style:style>
    <style:style style:name="gr16" style:family="graphic" style:parent-style-name="standard">
      <style:graphic-properties draw:stroke="none" svg:stroke-color="#000000" draw:fill="none" draw:fill-color="#ffffff" fo:min-height="1.9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24pt" style:font-size-complex="24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9pt" style:font-size-asian="18pt" style:font-size-complex="18pt"/>
    </style:style>
    <style:style style:name="T6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6cm" svg:x="18.2cm" svg:y="7.00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3.2cm" svg:y1="3.009cm" svg:x2="17.2cm" svg:y2="7.809cm">
          <text:p/>
        </draw:line>
        <draw:line draw:style-name="gr2" draw:text-style-name="P2" draw:layer="layout" svg:x1="23.2cm" svg:y1="3.009cm" svg:x2="29.2cm" svg:y2="7.809cm">
          <text:p/>
        </draw:line>
        <draw:frame draw:style-name="gr3" draw:text-style-name="P4" draw:layer="layout" svg:width="5.4cm" svg:height="1.517cm" svg:x="20.6cm" svg:y="7.209cm">
          <draw:text-box>
            <text:p text:style-name="P3"><text:span text:style-name="T1">Betrieb</text:span></text:p>
          </draw:text-box>
        </draw:frame>
        <draw:frame draw:style-name="gr4" draw:text-style-name="P2" draw:layer="layout" svg:width="3.942cm" svg:height="3.17cm" svg:x="20.991cm" svg:y="9.362cm">
          <draw:image xlink:href="Pictures/10000201000001DB0000017E51D70AAC13AF1AF5.png" xlink:type="simple" xlink:show="embed" xlink:actuate="onLoad">
            <text:p/>
          </draw:image>
        </draw:frame>
        <draw:frame draw:style-name="gr5" draw:text-style-name="P5" draw:layer="layout" svg:width="3.849cm" svg:height="1.195cm" svg:x="24.878cm" svg:y="10.4cm">
          <draw:text-box>
            <text:p text:style-name="P3"><text:span text:style-name="T2">ISM</text:span></text:p>
          </draw:text-box>
        </draw:frame>
        <draw:custom-shape draw:style-name="gr6" draw:text-style-name="P1" draw:layer="layout" svg:width="0.28cm" svg:height="3.569cm" draw:transform="rotate (-3.14159265358979) translate (25.639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10cm" svg:height="6cm" svg:x="2cm" svg:y="9.00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849cm" svg:height="1.669cm" svg:x="5.179cm" svg:y="9.301cm">
          <draw:text-box>
            <text:p text:style-name="P3"><text:span text:style-name="T2">VSM</text:span></text:p>
            <text:p text:style-name="P3"><text:span text:style-name="T3">Informatik</text:span></text:p>
          </draw:text-box>
        </draw:frame>
        <draw:frame draw:style-name="gr4" draw:text-style-name="P1" draw:layer="layout" svg:width="3cm" svg:height="3.04cm" svg:x="6.013cm" svg:y="11.462cm">
          <draw:image xlink:href="Pictures/10000201000000EF000000F25748C0DD65FAEF03.png" xlink:type="simple" xlink:show="embed" xlink:actuate="onLoad">
            <text:p/>
          </draw:image>
        </draw:frame>
        <draw:frame draw:style-name="gr8" draw:text-style-name="P6" draw:layer="layout" svg:width="2.6cm" svg:height="1.4cm" svg:x="2.2cm" svg:y="12cm">
          <draw:text-box>
            <text:p><text:span text:style-name="T4"/></text:p>
            <text:p><text:span text:style-name="T4">Datenbank</text:span></text:p>
          </draw:text-box>
        </draw:frame>
        <draw:line draw:style-name="gr9" draw:text-style-name="P1" draw:layer="layout" svg:x1="6cm" svg:y1="12.8cm" svg:x2="4.5cm" svg:y2="12.8cm">
          <text:p/>
        </draw:line>
        <draw:custom-shape draw:style-name="gr10" draw:text-style-name="P1" draw:layer="layout" svg:width="10cm" svg:height="3.891cm" svg:x="2cm" svg:y="1.109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849cm" svg:height="2.598cm" svg:x="5.08cm" svg:y="1.602cm">
          <draw:text-box>
            <text:p text:style-name="P3"><text:span text:style-name="T2">CRV</text:span></text:p>
            <text:p text:style-name="P3"><text:span text:style-name="T2">Holland</text:span></text:p>
          </draw:text-box>
        </draw:frame>
        <draw:line draw:style-name="gr12" draw:text-style-name="P1" draw:layer="layout" svg:x1="7cm" svg:y1="5cm" svg:x2="7cm" svg:y2="9cm">
          <text:p/>
        </draw:line>
        <draw:frame draw:style-name="gr13" draw:text-style-name="P6" draw:layer="layout" svg:width="2.9cm" svg:height="0.725cm" svg:x="4.2cm" svg:y="6.4cm">
          <draw:text-box>
            <text:p><text:span text:style-name="T4">Outsourcing</text:span></text:p>
          </draw:text-box>
        </draw:frame>
        <draw:frame draw:style-name="gr4" draw:text-style-name="P1" draw:layer="layout" svg:width="1cm" svg:height="0.71cm" svg:x="22.1cm" svg:y="9.18cm">
          <draw:image xlink:href="Pictures/100002010000013E000000E2088F87DE02CB7BDC.png" xlink:type="simple" xlink:show="embed" xlink:actuate="onLoad">
            <text:p/>
          </draw:image>
        </draw:frame>
        <draw:line draw:style-name="gr14" draw:text-style-name="P1" draw:layer="layout" svg:x1="23cm" svg:y1="9.7cm" svg:x2="23.8cm" svg:y2="9.7cm">
          <text:p/>
        </draw:line>
        <draw:line draw:style-name="gr12" draw:text-style-name="P1" draw:layer="layout" svg:x1="12cm" svg:y1="9.4cm" svg:x2="22.2cm" svg:y2="9.4cm">
          <text:p/>
        </draw:line>
        <draw:frame draw:style-name="gr15" draw:text-style-name="P7" draw:layer="layout" svg:width="5.8cm" svg:height="1.314cm" svg:x="12.1cm" svg:y="8cm">
          <draw:text-box>
            <text:p text:style-name="P3"><text:span text:style-name="T4">PlugIn </text:span></text:p>
            <text:p text:style-name="P3"><text:span text:style-name="T5">(spezifisch für jeden ISM-Anbieter)</text:span></text:p>
          </draw:text-box>
        </draw:frame>
        <draw:line draw:style-name="gr14" draw:text-style-name="P1" draw:layer="layout" svg:x1="22.2cm" svg:y1="9.8cm" svg:x2="16cm" svg:y2="9.8cm">
          <text:p/>
        </draw:line>
        <draw:line draw:style-name="gr14" draw:text-style-name="P1" draw:layer="layout" svg:x1="16cm" svg:y1="9.8cm" svg:x2="16cm" svg:y2="13cm">
          <text:p/>
        </draw:line>
        <draw:line draw:style-name="gr12" draw:text-style-name="P1" draw:layer="layout" svg:x1="16cm" svg:y1="13cm" svg:x2="9cm" svg:y2="13cm">
          <text:p/>
        </draw:line>
        <draw:frame draw:style-name="gr16" draw:text-style-name="P6" draw:layer="layout" svg:width="3.4cm" svg:height="2.228cm" svg:x="12.7cm" svg:y="13.002cm">
          <draw:text-box>
            <text:p><text:span text:style-name="T6">Daten</text:span></text:p>
            <text:p><text:span text:style-name="T4">- KuhID</text:span></text:p>
            <text:p><text:span text:style-name="T4">- Milchmenge</text:span></text:p>
            <text:p><text:span text:style-name="T4">- Datum/Zeit</text:span></text:p>
          </draw:text-box>
        </draw:frame>
        <draw:line draw:style-name="gr12" draw:text-style-name="P1" draw:layer="layout" svg:x1="8.5cm" svg:y1="5cm" svg:x2="8.526cm" svg:y2="11.575cm">
          <text:p/>
        </draw:line>
        <draw:frame draw:style-name="gr13" draw:text-style-name="P6" draw:layer="layout" svg:width="2.9cm" svg:height="0.725cm" svg:x="8.7cm" svg:y="6.401cm">
          <draw:text-box>
            <text:p><text:span text:style-name="T4">Datenzugri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10-18T08:08:59.369000000</dc:date>
    <meta:editing-duration>PT26M35S</meta:editing-duration>
    <meta:editing-cycles>7</meta:editing-cycles>
    <meta:generator>LibreOffice/5.2.1.2$Windows_x86 LibreOffice_project/31dd62db80d4e60af04904455ec9c9219178d620</meta:generator>
    <meta:document-statistic meta:object-count="26"/>
  </office:meta>
</office:document-meta>
</file>